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Wall">
      <style:map style:condition="cell-content()=&quot;b&quot;" style:apply-style-name="Wall" style:base-cell-address="Hoja1.A1"/>
      <style:map style:condition="cell-content()=&quot;o&quot;" style:apply-style-name="Open" style:base-cell-address="Hoja1.A1"/>
      <style:map style:condition="cell-content()=&quot;X&quot;" style:apply-style-name="Trap" style:base-cell-address="Hoja1.A1"/>
      <style:map style:condition="cell-content()=&quot;d&quot;" style:apply-style-name="Door" style:base-cell-address="Hoja1.A1"/>
      <style:map style:condition="cell-content()=&quot;p&quot;" style:apply-style-name="Portcullis" style:base-cell-address="Hoja1.A1"/>
      <style:map style:condition="cell-content()=&quot;s&quot;" style:apply-style-name="Secret_20_door" style:base-cell-address="Hoja1.A1"/>
      <style:map style:condition="cell-content()=&quot;t&quot;" style:apply-style-name="Teleporter" style:base-cell-address="Hoja1.A1"/>
    </style:style>
    <style:style style:name="ce2" style:family="table-cell" style:parent-style-name="Wall">
      <style:map style:condition="cell-content()=&quot;b&quot;" style:apply-style-name="Wall" style:base-cell-address="Hoja1.E21"/>
      <style:map style:condition="cell-content()=&quot;o&quot;" style:apply-style-name="Open" style:base-cell-address="Hoja1.E21"/>
      <style:map style:condition="cell-content()=&quot;X&quot;" style:apply-style-name="Trap" style:base-cell-address="Hoja1.E21"/>
      <style:map style:condition="cell-content()=&quot;d&quot;" style:apply-style-name="Door" style:base-cell-address="Hoja1.E21"/>
      <style:map style:condition="cell-content()=&quot;p&quot;" style:apply-style-name="Portcullis" style:base-cell-address="Hoja1.E21"/>
    </style:style>
    <style:style style:name="ce3" style:family="table-cell" style:parent-style-name="Wall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  <style:map style:condition="cell-content()=&quot;b&quot;" style:apply-style-name="Wall" style:base-cell-address="Hoja1.A1"/>
      <style:map style:condition="cell-content()=&quot;o&quot;" style:apply-style-name="Open" style:base-cell-address="Hoja1.A1"/>
      <style:map style:condition="cell-content()=&quot;X&quot;" style:apply-style-name="Trap" style:base-cell-address="Hoja1.A1"/>
      <style:map style:condition="cell-content()=&quot;d&quot;" style:apply-style-name="Door" style:base-cell-address="Hoja1.A1"/>
      <style:map style:condition="cell-content()=&quot;p&quot;" style:apply-style-name="Portcullis" style:base-cell-address="Hoja1.A1"/>
      <style:map style:condition="cell-content()=&quot;s&quot;" style:apply-style-name="Secret_20_door" style:base-cell-address="Hoja1.A1"/>
      <style:map style:condition="cell-content()=&quot;t&quot;" style:apply-style-name="Teleporter" style:base-cell-address="Hoja1.A1"/>
    </style:style>
    <style:style style:name="ce7" style:family="table-cell" style:parent-style-name="Default">
      <style:map style:condition="cell-content()=&quot;b&quot;" style:apply-style-name="Wall" style:base-cell-address="'Dungeon Door'.A1"/>
      <style:map style:condition="cell-content()=&quot;o&quot;" style:apply-style-name="Open" style:base-cell-address="'Dungeon Door'.A1"/>
      <style:map style:condition="cell-content()=&quot;X&quot;" style:apply-style-name="Trap" style:base-cell-address="'Dungeon Door'.A1"/>
      <style:map style:condition="cell-content()=&quot;d&quot;" style:apply-style-name="Door" style:base-cell-address="'Dungeon Door'.A1"/>
      <style:map style:condition="cell-content()=&quot;p&quot;" style:apply-style-name="Portcullis" style:base-cell-address="'Dungeon Door'.A1"/>
      <style:map style:condition="cell-content()=&quot;s&quot;" style:apply-style-name="Secret_20_door" style:base-cell-address="'Dungeon Door'.A1"/>
      <style:map style:condition="cell-content()=&quot;t&quot;" style:apply-style-name="Teleporter" style:base-cell-address="'Dungeon Door'.A1"/>
      <style:map style:condition="cell-content()=&quot;▼&quot;" style:apply-style-name="Escaleras" style:base-cell-address="'Dungeon Door'.A1"/>
      <style:map style:condition="cell-content()=&quot;▲&quot;" style:apply-style-name="Escaleras" style:base-cell-address="'Dungeon Door'.A1"/>
      <style:map style:condition="cell-content()=&quot;W&quot;" style:apply-style-name="Wall" style:base-cell-address="'Dungeon Door'.A1"/>
    </style:style>
    <style:style style:name="ce8" style:family="table-cell" style:parent-style-name="Default">
      <style:text-properties style:font-name="Liberation Sans1" style:font-name-asian="Liberation Sans1" style:font-name-complex="Liberation Sans1"/>
      <style:map style:condition="cell-content()=&quot;b&quot;" style:apply-style-name="Wall" style:base-cell-address="'Dungeon Door'.A1"/>
      <style:map style:condition="cell-content()=&quot;o&quot;" style:apply-style-name="Open" style:base-cell-address="'Dungeon Door'.A1"/>
      <style:map style:condition="cell-content()=&quot;X&quot;" style:apply-style-name="Trap" style:base-cell-address="'Dungeon Door'.A1"/>
      <style:map style:condition="cell-content()=&quot;d&quot;" style:apply-style-name="Door" style:base-cell-address="'Dungeon Door'.A1"/>
      <style:map style:condition="cell-content()=&quot;p&quot;" style:apply-style-name="Portcullis" style:base-cell-address="'Dungeon Door'.A1"/>
      <style:map style:condition="cell-content()=&quot;s&quot;" style:apply-style-name="Secret_20_door" style:base-cell-address="'Dungeon Door'.A1"/>
      <style:map style:condition="cell-content()=&quot;t&quot;" style:apply-style-name="Teleporter" style:base-cell-address="'Dungeon Door'.A1"/>
      <style:map style:condition="cell-content()=&quot;▼&quot;" style:apply-style-name="Escaleras" style:base-cell-address="'Dungeon Door'.A1"/>
      <style:map style:condition="cell-content()=&quot;▲&quot;" style:apply-style-name="Escaleras" style:base-cell-address="'Dungeon Door'.A1"/>
      <style:map style:condition="cell-content()=&quot;W&quot;" style:apply-style-name="Wall" style:base-cell-address="'Dungeon Door'.A1"/>
    </style:style>
    <style:style style:name="ce9" style:family="table-cell" style:parent-style-name="Open">
      <style:map style:condition="cell-content()=&quot;b&quot;" style:apply-style-name="Wall" style:base-cell-address="'Dungeon Door'.A1"/>
      <style:map style:condition="cell-content()=&quot;o&quot;" style:apply-style-name="Open" style:base-cell-address="'Dungeon Door'.A1"/>
      <style:map style:condition="cell-content()=&quot;X&quot;" style:apply-style-name="Trap" style:base-cell-address="'Dungeon Door'.A1"/>
      <style:map style:condition="cell-content()=&quot;d&quot;" style:apply-style-name="Door" style:base-cell-address="'Dungeon Door'.A1"/>
      <style:map style:condition="cell-content()=&quot;p&quot;" style:apply-style-name="Portcullis" style:base-cell-address="'Dungeon Door'.A1"/>
      <style:map style:condition="cell-content()=&quot;s&quot;" style:apply-style-name="Secret_20_door" style:base-cell-address="'Dungeon Door'.A1"/>
      <style:map style:condition="cell-content()=&quot;t&quot;" style:apply-style-name="Teleporter" style:base-cell-address="'Dungeon Door'.A1"/>
      <style:map style:condition="cell-content()=&quot;▼&quot;" style:apply-style-name="Escaleras" style:base-cell-address="'Dungeon Door'.A1"/>
      <style:map style:condition="cell-content()=&quot;▲&quot;" style:apply-style-name="Escaleras" style:base-cell-address="'Dungeon Door'.A1"/>
      <style:map style:condition="cell-content()=&quot;W&quot;" style:apply-style-name="Wall" style:base-cell-address="'Dungeon Door'.A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02" table:default-cell-style-name="Wall"/>
        <table:table-row table:style-name="ro1" table:number-rows-repeated="20">
          <table:table-cell table:style-name="ce1" table:number-columns-repeated="702"/>
        </table:table-row>
        <table:table-row table:style-name="ro1">
          <table:table-cell table:style-name="ce1" table:number-columns-repeated="10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6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10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6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22" table:style-name="ce2" office:value-type="string" calcext:value-type="string">
            <text:p>o</text:p>
          </table:table-cell>
          <table:table-cell table:number-columns-repeated="23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22" table:style-name="ce2" office:value-type="string" calcext:value-type="string">
            <text:p>o</text:p>
          </table:table-cell>
          <table:table-cell table:number-columns-repeated="23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2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58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2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58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12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w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4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7"/>
          <table:table-cell table:number-columns-repeated="7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1"/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42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8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22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8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7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22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7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4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7" table:style-name="ce2" office:value-type="string" calcext:value-type="string">
            <text:p>o</text:p>
          </table:table-cell>
          <table:table-cell table:style-name="ce1" table:number-columns-repeated="2"/>
          <table:table-cell table:style-name="ce2"/>
          <table:table-cell table:number-columns-repeated="3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4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number-columns-repeated="1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50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number-columns-repeated="1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48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5"/>
          <table:table-cell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48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5"/>
          <table:table-cell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8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/>
          <table:table-cell table:number-columns-repeated="3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4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/>
          <table:table-cell table:number-columns-repeated="3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/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4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table:number-columns-repeated="8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9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table:number-columns-repeated="8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9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12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12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12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o</text:p>
          </table:table-cell>
          <table:table-cell table:number-columns-repeated="10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d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d</text:p>
          </table:table-cell>
          <table:table-cell table:style-name="ce1" table:number-columns-repeated="8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style-name="ce1" office:value-type="string" calcext:value-type="string">
            <text:p>o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7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o</text:p>
          </table:table-cell>
          <table:table-cell table:style-name="ce1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style-name="ce1" office:value-type="string" calcext:value-type="string">
            <text:p>o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1" table:number-columns-repeated="12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o</text:p>
          </table:table-cell>
          <table:table-cell table:style-name="ce1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5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5"/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5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6"/>
          <table:table-cell table:number-columns-repeated="15" table:style-name="ce2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6"/>
          <table:table-cell table:number-columns-repeated="15" table:style-name="ce2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6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8"/>
          <table:table-cell table:number-columns-repeated="2" table:style-name="ce2" office:value-type="string" calcext:value-type="string">
            <text:p>d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6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d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2" office:value-type="string" calcext:value-type="string">
            <text:p>d</text:p>
          </table:table-cell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number-columns-repeated="6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4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number-columns-repeated="6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4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5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4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5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4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0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4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6"/>
          <table:table-cell table:number-columns-repeated="2" table:style-name="ce1" office:value-type="string" calcext:value-type="string">
            <text:p>d</text:p>
          </table:table-cell>
          <table:table-cell table:style-name="ce1" table:number-columns-repeated="20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4"/>
        </table:table-row>
        <table:table-row table:style-name="ro1"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12"/>
          <table:table-cell table:number-columns-repeated="10"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number-columns-repeated="7" table:style-name="ce1" office:value-type="string" calcext:value-type="string">
            <text:p>o</text:p>
          </table:table-cell>
          <table:table-cell table:style-name="ce1" table:number-columns-repeated="644"/>
        </table:table-row>
        <table:table-row table:style-name="ro1"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d</text:p>
          </table:table-cell>
          <table:table-cell table:style-name="ce2" table:number-columns-repeated="2"/>
          <table:table-cell table:style-name="ce1" table:number-columns-repeated="4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12"/>
          <table:table-cell table:number-columns-repeated="10"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number-columns-repeated="7" table:style-name="ce1" office:value-type="string" calcext:value-type="string">
            <text:p>o</text:p>
          </table:table-cell>
          <table:table-cell table:style-name="ce1" table:number-columns-repeated="644"/>
        </table:table-row>
        <table:table-row table:style-name="ro1">
          <table:table-cell table:style-name="ce1" table:number-columns-repeated="6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1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6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3"/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5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1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style-name="ce2" table:number-columns-repeated="2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14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1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style-name="ce2" table:number-columns-repeated="2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14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1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5"/>
          <table:table-cell table:number-columns-repeated="4" table:style-name="ce2" office:value-type="string" calcext:value-type="string">
            <text:p>o</text:p>
          </table:table-cell>
          <table:table-cell table:style-name="ce1"/>
          <table:table-cell table:style-name="ce2" table:number-columns-repeated="2"/>
          <table:table-cell table:number-columns-repeated="6" table:style-name="ce2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1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6" table:style-name="ce2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number-columns-repeated="1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d</text:p>
          </table:table-cell>
          <table:table-cell table:style-name="ce1" table:number-columns-repeated="640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1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1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5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5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14"/>
          <table:table-cell table:number-columns-repeated="50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14"/>
          <table:table-cell table:number-columns-repeated="50" table:style-name="ce1" office:value-type="string" calcext:value-type="string">
            <text:p>o</text:p>
          </table:table-cell>
          <table:table-cell table:style-name="ce1" table:number-columns-repeated="638"/>
        </table:table-row>
        <table:table-row table:style-name="ro1">
          <table:table-cell table:style-name="ce1" table:number-columns-repeated="2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1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48"/>
        </table:table-row>
        <table:table-row table:style-name="ro1">
          <table:table-cell table:style-name="ce1" table:number-columns-repeated="2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1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648"/>
        </table:table-row>
        <table:table-row table:style-name="ro1" table:number-rows-repeated="919">
          <table:table-cell table:style-name="ce1" table:number-columns-repeated="702"/>
        </table:table-row>
        <table:table-row table:style-name="ro1" table:number-rows-repeated="1047576">
          <table:table-cell table:number-columns-repeated="702"/>
        </table:table-row>
        <table:table-row table:style-name="ro1">
          <table:table-cell table:number-columns-repeated="702"/>
        </table:table-row>
        <calcext:conditional-formats>
          <calcext:conditional-format calcext:target-range-address="Hoja1.A1:Hoja1.ZZ20 Hoja1.A77:Hoja1.ZZ999 Hoja1.M57:Hoja1.X57 Hoja1.AA55:Hoja1.ZZ58 Hoja1.Q49:Hoja1.V50 Hoja1.AC49:Hoja1.ZZ54 Hoja1.V53:Hoja1.V54 Hoja1.Q51:Hoja1.V52 Hoja1.Q55:Hoja1.X56 Hoja1.M51:Hoja1.N52 Hoja1.M55:Hoja1.N56 Hoja1.K57:Hoja1.L58 Hoja1.Q58:Hoja1.X58 Hoja1.A65:Hoja1.H66 Hoja1.S59:Hoja1.ZZ66 Hoja1.K67:Hoja1.N68 Hoja1.Q67:Hoja1.ZZ68 Hoja1.J71:Hoja1.J71 Hoja1.S69:Hoja1.ZZ70 Hoja1.M58:Hoja1.N58 Hoja1.U72:Hoja1.ZZ72 Hoja1.S71:Hoja1.S72 Hoja1.U71:Hoja1.ZZ71 Hoja1.A57:Hoja1.D66 Hoja1.E57:Hoja1.H60 Hoja1.I69:Hoja1.J70 Hoja1.A67:Hoja1.D76 Hoja1.J76:Hoja1.ZZ76 Hoja1.E67:Hoja1.F70 Hoja1.E76:Hoja1.E76 Hoja1.K73:Hoja1.ZZ74 Hoja1.E71:Hoja1.E71 Hoja1.E76:Hoja1.E76 Hoja1.K75:Hoja1.ZZ75 Hoja1.Y43:Hoja1.ZZ45 Hoja1.I39:Hoja1.I40 Hoja1.M41:Hoja1.ZZ42 Hoja1.I41:Hoja1.I42 Hoja1.A33:Hoja1.F56 Hoja1.Y33:Hoja1.ZZ34 Hoja1.AA29:Hoja1.ZZ29 Hoja1.A23:Hoja1.F30 Hoja1.I27:Hoja1.ZZ28 Hoja1.AC21:Hoja1.ZZ26 Hoja1.A21:Hoja1.J22 Hoja1.I25:Hoja1.J26 Hoja1.Q21:Hoja1.T22 Hoja1.Q25:Hoja1.T26 Hoja1.AA21:Hoja1.AB22 Hoja1.AA25:Hoja1.AB26 Hoja1.I46:Hoja1.K50 Hoja1.Y46:Hoja1.ZZ46 Hoja1.L46:Hoja1.N46 Hoja1.L49:Hoja1.N50 Hoja1.S47:Hoja1.ZZ48 Hoja1.I43:Hoja1.T45 Hoja1.AA37:Hoja1.ZZ40 Hoja1.Q36:Hoja1.X36 Hoja1.AC35:Hoja1.ZZ36 Hoja1.S32:Hoja1.T34 Hoja1.O31:Hoja1.T31 Hoja1.I29:Hoja1.T29 Hoja1.AB32:Hoja1.ZZ32 Hoja1.AC31:Hoja1.ZZ31 Hoja1.AB30:Hoja1.ZZ30 Hoja1.U39:Hoja1.V40 Hoja1.Q37:Hoja1.V38 Hoja1.M39:Hoja1.N40 Hoja1.I36:Hoja1.N38 Hoja1.S35:Hoja1.X35 Hoja1.I35:Hoja1.L38 Hoja1.A31:Hoja1.J32 Hoja1.I33:Hoja1.K38 Hoja1.I30:Hoja1.K30 Hoja1.N30:Hoja1.T30">
            <calcext:condition calcext:apply-style-name="Wall" calcext:value="=&quot;b&quot;" calcext:base-cell-address="Hoja1.A1"/>
            <calcext:condition calcext:apply-style-name="Open" calcext:value="=&quot;o&quot;" calcext:base-cell-address="Hoja1.A1"/>
            <calcext:condition calcext:apply-style-name="Trap" calcext:value="=&quot;X&quot;" calcext:base-cell-address="Hoja1.A1"/>
            <calcext:condition calcext:apply-style-name="Door" calcext:value="=&quot;d&quot;" calcext:base-cell-address="Hoja1.A1"/>
            <calcext:condition calcext:apply-style-name="Portcullis" calcext:value="=&quot;p&quot;" calcext:base-cell-address="Hoja1.A1"/>
            <calcext:condition calcext:apply-style-name="Secret door" calcext:value="=&quot;s&quot;" calcext:base-cell-address="Hoja1.A1"/>
            <calcext:condition calcext:apply-style-name="Teleporter" calcext:value="=&quot;t&quot;" calcext:base-cell-address="Hoja1.A1"/>
          </calcext:conditional-format>
          <calcext:conditional-format calcext:target-range-address="Hoja1.Y55:Hoja1.Z58 Hoja1.W49:Hoja1.AB54 Hoja1.K59:Hoja1.R66 Hoja1.K69:Hoja1.R72 Hoja1.M53:Hoja1.U54 Hoja1.O46:Hoja1.P52 Hoja1.O55:Hoja1.P56 Hoja1.O58:Hoja1.P58 Hoja1.O67:Hoja1.P68 Hoja1.T71:Hoja1.T72 Hoja1.G51:Hoja1.L56 Hoja1.I57:Hoja1.J60 Hoja1.E61:Hoja1.J64 Hoja1.I65:Hoja1.J68 Hoja1.G67:Hoja1.H72 Hoja1.E73:Hoja1.J75 Hoja1.I71:Hoja1.I72 Hoja1.F71:Hoja1.F72 Hoja1.F76:Hoja1.I76 Hoja1.E72:Hoja1.E72 Hoja1.J72:Hoja1.J72 Hoja1.G33:Hoja1.H50 Hoja1.J39:Hoja1.L42 Hoja1.G23:Hoja1.H30 Hoja1.I23:Hoja1.J24 Hoja1.K21:Hoja1.P26 Hoja1.Q23:Hoja1.T24 Hoja1.U21:Hoja1.Z26 Hoja1.AA23:Hoja1.AB24 Hoja1.L47:Hoja1.N48 Hoja1.Q46:Hoja1.R48 Hoja1.S46:Hoja1.X46 Hoja1.U43:Hoja1.X45 Hoja1.Y35:Hoja1.AB36 Hoja1.U29:Hoja1.X34 Hoja1.Y29:Hoja1.Z32 Hoja1.AA31:Hoja1.AB31 Hoja1.AA32:Hoja1.AA32 Hoja1.AA30:Hoja1.AA30 Hoja1.W37:Hoja1.Z40 Hoja1.O39:Hoja1.T40 Hoja1.O36:Hoja1.P38 Hoja1.M32:Hoja1.R35 Hoja1.L30:Hoja1.L34 Hoja1.K31:Hoja1.K32 Hoja1.M31:Hoja1.N31 Hoja1.M30:Hoja1.M30">
            <calcext:condition calcext:apply-style-name="Wall" calcext:value="=&quot;b&quot;" calcext:base-cell-address="Hoja1.E21"/>
            <calcext:condition calcext:apply-style-name="Open" calcext:value="=&quot;o&quot;" calcext:base-cell-address="Hoja1.E21"/>
            <calcext:condition calcext:apply-style-name="Trap" calcext:value="=&quot;X&quot;" calcext:base-cell-address="Hoja1.E21"/>
            <calcext:condition calcext:apply-style-name="Door" calcext:value="=&quot;d&quot;" calcext:base-cell-address="Hoja1.E21"/>
            <calcext:condition calcext:apply-style-name="Portcullis" calcext:value="=&quot;p&quot;" calcext:base-cell-address="Hoja1.E21"/>
          </calcext:conditional-format>
        </calcext:conditional-formats>
      </table:table>
      <table:table table:name="Dungeon Door" table:style-name="ta1">
        <table:table-column table:style-name="co1" table:number-columns-repeated="702" table:default-cell-style-name="ce7"/>
        <table:table-column table:style-name="co1" table:number-columns-repeated="322" table:default-cell-style-name="Default"/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9" office:value-type="string" calcext:value-type="string">
            <text:p>W</text:p>
          </table:table-cell>
          <table:table-cell table:number-columns-repeated="2" office:value-type="string" calcext:value-type="string">
            <text:p>d</text:p>
          </table:table-cell>
          <table:table-cell table:number-columns-repeated="80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7" office:value-type="string" calcext:value-type="string">
            <text:p>W</text:p>
          </table:table-cell>
          <table:table-cell table:number-columns-repeated="6" office:value-type="string" calcext:value-type="string">
            <text:p>o</text:p>
          </table:table-cell>
          <table:table-cell table:number-columns-repeated="78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7" office:value-type="string" calcext:value-type="string">
            <text:p>W</text:p>
          </table:table-cell>
          <table:table-cell table:number-columns-repeated="6" office:value-type="string" calcext:value-type="string">
            <text:p>o</text:p>
          </table:table-cell>
          <table:table-cell table:number-columns-repeated="78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7" office:value-type="string" calcext:value-type="string">
            <text:p>W</text:p>
          </table:table-cell>
          <table:table-cell table:number-columns-repeated="6" office:value-type="string" calcext:value-type="string">
            <text:p>o</text:p>
          </table:table-cell>
          <table:table-cell table:number-columns-repeated="78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7" office:value-type="string" calcext:value-type="string">
            <text:p>W</text:p>
          </table:table-cell>
          <table:table-cell table:number-columns-repeated="6" office:value-type="string" calcext:value-type="string">
            <text:p>o</text:p>
          </table:table-cell>
          <table:table-cell table:number-columns-repeated="78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7" office:value-type="string" calcext:value-type="string">
            <text:p>W</text:p>
          </table:table-cell>
          <table:table-cell table:number-columns-repeated="6" office:value-type="string" calcext:value-type="string">
            <text:p>o</text:p>
          </table:table-cell>
          <table:table-cell table:number-columns-repeated="78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7" office:value-type="string" calcext:value-type="string">
            <text:p>W</text:p>
          </table:table-cell>
          <table:table-cell table:number-columns-repeated="6" office:value-type="string" calcext:value-type="string">
            <text:p>o</text:p>
          </table:table-cell>
          <table:table-cell table:number-columns-repeated="78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5" office:value-type="string" calcext:value-type="string">
            <text:p>W</text:p>
          </table:table-cell>
          <table:table-cell table:number-columns-repeated="2" table:style-name="ce8" office:value-type="string" calcext:value-type="string">
            <text:p>▲</text:p>
          </table:table-cell>
          <table:table-cell table:number-columns-repeated="6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▼</text:p>
          </table:table-cell>
          <table:table-cell table:number-columns-repeated="76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5" office:value-type="string" calcext:value-type="string">
            <text:p>W</text:p>
          </table:table-cell>
          <table:table-cell table:number-columns-repeated="2" table:style-name="ce8" office:value-type="string" calcext:value-type="string">
            <text:p>▲</text:p>
          </table:table-cell>
          <table:table-cell table:number-columns-repeated="6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▼</text:p>
          </table:table-cell>
          <table:table-cell table:number-columns-repeated="76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7" office:value-type="string" calcext:value-type="string">
            <text:p>W</text:p>
          </table:table-cell>
          <table:table-cell table:number-columns-repeated="6" office:value-type="string" calcext:value-type="string">
            <text:p>o</text:p>
          </table:table-cell>
          <table:table-cell table:number-columns-repeated="78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7" office:value-type="string" calcext:value-type="string">
            <text:p>W</text:p>
          </table:table-cell>
          <table:table-cell table:number-columns-repeated="6" office:value-type="string" calcext:value-type="string">
            <text:p>o</text:p>
          </table:table-cell>
          <table:table-cell table:number-columns-repeated="78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7" office:value-type="string" calcext:value-type="string">
            <text:p>W</text:p>
          </table:table-cell>
          <table:table-cell table:number-columns-repeated="6" office:value-type="string" calcext:value-type="string">
            <text:p>o</text:p>
          </table:table-cell>
          <table:table-cell table:number-columns-repeated="78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7" office:value-type="string" calcext:value-type="string">
            <text:p>W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o</text:p>
          </table:table-cell>
          <table:table-cell table:number-columns-repeated="78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7" office:value-type="string" calcext:value-type="string">
            <text:p>W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table:number-columns-repeated="2" office:value-type="string" calcext:value-type="string">
            <text:p>o</text:p>
          </table:table-cell>
          <table:table-cell table:number-columns-repeated="78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7" office:value-type="string" calcext:value-type="string">
            <text:p>W</text:p>
          </table:table-cell>
          <table:table-cell table:number-columns-repeated="6" office:value-type="string" calcext:value-type="string">
            <text:p>o</text:p>
          </table:table-cell>
          <table:table-cell table:number-columns-repeated="78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9" office:value-type="string" calcext:value-type="string">
            <text:p>W</text:p>
          </table:table-cell>
          <table:table-cell table:number-columns-repeated="2" office:value-type="string" calcext:value-type="string">
            <text:p>d</text:p>
          </table:table-cell>
          <table:table-cell table:number-columns-repeated="80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6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77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6" office:value-type="string" calcext:value-type="string">
            <text:p>W</text:p>
          </table:table-cell>
          <table:table-cell table:number-columns-repeated="8" table:style-name="ce9" office:value-type="string" calcext:value-type="string">
            <text:p>o</text:p>
          </table:table-cell>
          <table:table-cell table:number-columns-repeated="77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6" office:value-type="string" calcext:value-type="string">
            <text:p>W</text:p>
          </table:table-cell>
          <table:table-cell table:number-columns-repeated="8" table:style-name="ce9" office:value-type="string" calcext:value-type="string">
            <text:p>o</text:p>
          </table:table-cell>
          <table:table-cell table:number-columns-repeated="77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6" office:value-type="string" calcext:value-type="string">
            <text:p>W</text:p>
          </table:table-cell>
          <table:table-cell table:number-columns-repeated="8" table:style-name="ce9" office:value-type="string" calcext:value-type="string">
            <text:p>o</text:p>
          </table:table-cell>
          <table:table-cell table:number-columns-repeated="77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6" office:value-type="string" calcext:value-type="string">
            <text:p>W</text:p>
          </table:table-cell>
          <table:table-cell table:number-columns-repeated="8" table:style-name="ce9" office:value-type="string" calcext:value-type="string">
            <text:p>o</text:p>
          </table:table-cell>
          <table:table-cell table:number-columns-repeated="77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6" office:value-type="string" calcext:value-type="string">
            <text:p>W</text:p>
          </table:table-cell>
          <table:table-cell table:number-columns-repeated="8" table:style-name="ce9" office:value-type="string" calcext:value-type="string">
            <text:p>o</text:p>
          </table:table-cell>
          <table:table-cell table:number-columns-repeated="77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6" office:value-type="string" calcext:value-type="string">
            <text:p>W</text:p>
          </table:table-cell>
          <table:table-cell table:number-columns-repeated="8" table:style-name="ce9" office:value-type="string" calcext:value-type="string">
            <text:p>o</text:p>
          </table:table-cell>
          <table:table-cell table:number-columns-repeated="77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36" office:value-type="string" calcext:value-type="string">
            <text:p>W</text:p>
          </table:table-cell>
          <table:table-cell table:number-columns-repeated="8" table:style-name="ce9" office:value-type="string" calcext:value-type="string">
            <text:p>o</text:p>
          </table:table-cell>
          <table:table-cell table:number-columns-repeated="77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>
          <table:table-cell table:number-columns-repeated="121" office:value-type="string" calcext:value-type="string">
            <text:p>W</text:p>
          </table:table-cell>
          <table:table-cell table:number-columns-repeated="903"/>
        </table:table-row>
        <table:table-row table:style-name="ro1" table:number-rows-repeated="6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Dungeon Door'.A1:'Dungeon Door'.ZZ999">
            <calcext:condition calcext:apply-style-name="Wall" calcext:value="=&quot;b&quot;" calcext:base-cell-address="'Dungeon Door'.A1"/>
            <calcext:condition calcext:apply-style-name="Open" calcext:value="=&quot;o&quot;" calcext:base-cell-address="'Dungeon Door'.A1"/>
            <calcext:condition calcext:apply-style-name="Trap" calcext:value="=&quot;X&quot;" calcext:base-cell-address="'Dungeon Door'.A1"/>
            <calcext:condition calcext:apply-style-name="Door" calcext:value="=&quot;d&quot;" calcext:base-cell-address="'Dungeon Door'.A1"/>
            <calcext:condition calcext:apply-style-name="Portcullis" calcext:value="=&quot;p&quot;" calcext:base-cell-address="'Dungeon Door'.A1"/>
            <calcext:condition calcext:apply-style-name="Secret door" calcext:value="=&quot;s&quot;" calcext:base-cell-address="'Dungeon Door'.A1"/>
            <calcext:condition calcext:apply-style-name="Teleporter" calcext:value="=&quot;t&quot;" calcext:base-cell-address="'Dungeon Door'.A1"/>
            <calcext:condition calcext:apply-style-name="Escaleras" calcext:value="=&quot;▼&quot;" calcext:base-cell-address="'Dungeon Door'.A1"/>
            <calcext:condition calcext:apply-style-name="Escaleras" calcext:value="=&quot;▲&quot;" calcext:base-cell-address="'Dungeon Door'.A1"/>
            <calcext:condition calcext:apply-style-name="Wall" calcext:value="=&quot;W&quot;" calcext:base-cell-address="'Dungeon Door'.A1"/>
            <calcext:condition calcext:apply-style-name="Monster" calcext:value="begins-with(&quot;m&quot;)" calcext:base-cell-address="'Dungeon Door'.A1"/>
            <calcext:condition calcext:apply-style-name="PC" calcext:value="begins-with(&quot;p&quot;)" calcext:base-cell-address="'Dungeon Door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Wall" style:family="table-cell" style:parent-style-name="Default">
      <style:table-cell-properties fo:background-color="#666666"/>
      <style:text-properties fo:color="#666666"/>
    </style:style>
    <style:style style:name="Open" style:family="table-cell" style:parent-style-name="Default">
      <style:table-cell-properties fo:background-color="#eeeeee" style:diagonal-bl-tr="none" style:diagonal-tl-br="none" style:text-align-source="fix" style:repeat-content="false" fo:border="0.06pt solid #666666" style:vertical-align="middle"/>
      <style:paragraph-properties fo:text-align="center"/>
      <style:text-properties fo:color="#eeeeee" fo:font-weight="bold"/>
    </style:style>
    <style:style style:name="Door" style:family="table-cell" style:parent-style-name="Open">
      <style:table-cell-properties fo:background-color="#eeeeee" style:diagonal-bl-tr="none" style:diagonal-tl-br="none" style:text-align-source="fix" style:repeat-content="false" fo:border="0.06pt solid #666666" style:vertical-align="middle"/>
      <style:paragraph-properties fo:text-align="center"/>
      <style:text-properties fo:color="#b85c00" fo:font-weight="bold" style:font-weight-asian="bold" style:font-weight-complex="bold"/>
    </style:style>
    <style:style style:name="Trap" style:family="table-cell" style:parent-style-name="Open">
      <style:text-properties fo:color="#c9211e"/>
    </style:style>
    <style:style style:name="Portcullis" style:family="table-cell" style:parent-style-name="Open">
      <style:text-properties fo:color="#355269"/>
    </style:style>
    <style:style style:name="Secret_20_door" style:display-name="Secret door" style:family="table-cell" style:parent-style-name="Door">
      <style:text-properties fo:color="#fe007f"/>
    </style:style>
    <style:style style:name="Teleporter" style:family="table-cell" style:parent-style-name="Trap">
      <style:text-properties fo:color="#7f00fe"/>
    </style:style>
    <style:style style:name="Escaleras" style:family="table-cell" style:parent-style-name="Open">
      <style:text-properties fo:color="#000000"/>
    </style:style>
    <style:style style:name="Monster" style:family="table-cell" style:parent-style-name="Open">
      <style:text-properties fo:color="#b00000"/>
    </style:style>
    <style:style style:name="PC" style:family="table-cell" style:parent-style-name="Open">
      <style:text-properties fo:color="#0084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23:24:37.5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1:27:42.950000000</meta:creation-date>
    <dc:date>2021-09-24T00:02:14.477000000</dc:date>
    <meta:editing-duration>PT43M26S</meta:editing-duration>
    <meta:editing-cycles>6</meta:editing-cycles>
    <meta:generator>LibreOffice/7.1.3.2$Windows_X86_64 LibreOffice_project/47f78053abe362b9384784d31a6e56f8511eb1c1</meta:generator>
    <meta:document-statistic meta:table-count="2" meta:cell-count="45505" meta:object-count="0"/>
  </office:meta>
</office:document-meta>
</file>